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1.9in"/>
    </style:style>
    <style:style style:name="Table2.C" style:family="table-column">
      <style:table-column-properties style:column-width="1.7313in"/>
    </style:style>
    <style:style style:name="Table2.D" style:family="table-column">
      <style:table-column-properties style:column-width="1.7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officeooo:rsid="000b80c8" officeooo:paragraph-rsid="000b80c8"/>
    </style:style>
    <style:style style:name="P3" style:family="paragraph" style:parent-style-name="Table_20_Contents">
      <style:text-properties officeooo:rsid="000d1190" officeooo:paragraph-rsid="000d1190"/>
    </style:style>
    <style:style style:name="P4" style:family="paragraph" style:parent-style-name="Table_20_Contents">
      <style:text-properties officeooo:rsid="000dd686" officeooo:paragraph-rsid="000dd686"/>
    </style:style>
    <style:style style:name="P5" style:family="paragraph" style:parent-style-name="Table_20_Contents">
      <style:text-properties officeooo:rsid="00105266" officeooo:paragraph-rsid="00105266"/>
    </style:style>
    <style:style style:name="P6" style:family="paragraph" style:parent-style-name="Table_20_Contents">
      <style:text-properties officeooo:rsid="0010e6fb" officeooo:paragraph-rsid="0010e6fb"/>
    </style:style>
    <style:style style:name="P7" style:family="paragraph" style:parent-style-name="Table_20_Contents">
      <style:text-properties officeooo:rsid="0011b4f6" officeooo:paragraph-rsid="0011b4f6"/>
    </style:style>
    <style:style style:name="P8" style:family="paragraph" style:parent-style-name="Standard">
      <style:text-properties officeooo:rsid="000902af" officeooo:paragraph-rsid="000902af"/>
    </style:style>
    <style:style style:name="P9" style:family="paragraph" style:parent-style-name="Standard">
      <style:text-properties officeooo:paragraph-rsid="000902af"/>
    </style:style>
    <style:style style:name="P10" style:family="paragraph" style:parent-style-name="Standard">
      <style:text-properties officeooo:rsid="0009fbdb" officeooo:paragraph-rsid="0009fbdb"/>
    </style:style>
    <style:style style:name="P11" style:family="paragraph" style:parent-style-name="Standard">
      <style:text-properties officeooo:rsid="0009fe51" officeooo:paragraph-rsid="0009fe51"/>
    </style:style>
    <style:style style:name="P12" style:family="paragraph" style:parent-style-name="Standard">
      <style:text-properties officeooo:paragraph-rsid="0009fe51"/>
    </style:style>
    <style:style style:name="P13" style:family="paragraph" style:parent-style-name="Standard">
      <style:text-properties officeooo:paragraph-rsid="000b5441"/>
    </style:style>
    <style:style style:name="P14" style:family="paragraph" style:parent-style-name="Standard">
      <style:text-properties officeooo:rsid="0009fe51" officeooo:paragraph-rsid="0009fe51"/>
    </style:style>
    <style:style style:name="P15" style:family="paragraph" style:parent-style-name="Standard">
      <style:text-properties officeooo:rsid="0009fe51" officeooo:paragraph-rsid="0018db39"/>
    </style:style>
    <style:style style:name="P16" style:family="paragraph" style:parent-style-name="Standard">
      <style:text-properties officeooo:rsid="0009fbdb" officeooo:paragraph-rsid="0009fbdb"/>
    </style:style>
    <style:style style:name="P17" style:family="paragraph" style:parent-style-name="Standard">
      <style:text-properties officeooo:rsid="0018db39" officeooo:paragraph-rsid="0018db39"/>
    </style:style>
    <style:style style:name="P18" style:family="paragraph" style:parent-style-name="Standard">
      <style:text-properties officeooo:rsid="001ad74f" officeooo:paragraph-rsid="001ad74f"/>
    </style:style>
    <style:style style:name="P19" style:family="paragraph" style:parent-style-name="Standard">
      <style:text-properties officeooo:rsid="001add5d" officeooo:paragraph-rsid="001add5d"/>
    </style:style>
    <style:style style:name="P20" style:family="paragraph" style:parent-style-name="Standard">
      <style:text-properties officeooo:rsid="000902af" officeooo:paragraph-rsid="000720f3"/>
    </style:style>
    <style:style style:name="T1" style:family="text">
      <style:text-properties officeooo:rsid="000720f3"/>
    </style:style>
    <style:style style:name="T2" style:family="text">
      <style:text-properties officeooo:rsid="000902af"/>
    </style:style>
    <style:style style:name="T3" style:family="text">
      <style:text-properties officeooo:rsid="0009fe51"/>
    </style:style>
    <style:style style:name="T4" style:family="text">
      <style:text-properties officeooo:rsid="000b5441"/>
    </style:style>
    <style:style style:name="T5" style:family="text">
      <style:text-properties officeooo:rsid="000b80c8"/>
    </style:style>
    <style:style style:name="T6" style:family="text">
      <style:text-properties officeooo:rsid="000d1190"/>
    </style:style>
    <style:style style:name="T7" style:family="text">
      <style:text-properties officeooo:rsid="00174b2d"/>
    </style:style>
    <style:style style:name="T8" style:family="text">
      <style:text-properties officeooo:rsid="001ad74f"/>
    </style:style>
    <style:style style:name="T9" style:family="text">
      <style:text-properties officeooo:rsid="001add5d"/>
    </style:style>
    <style:style style:name="T10" style:family="text">
      <style:text-properties officeooo:rsid="001b27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8"/>
      <text:p text:style-name="P10">Activities</text:p>
      <text:p text:style-name="P10">1. Familiarize yourself with BLAST and HMMER algorithms</text:p>
      <text:p text:style-name="P10"/>
      <text:p text:style-name="P10">2. Compare BLAST to HMMER, where do the methods overlap <text:span text:style-name="T3">and where are they unique. What are the advantages of each?</text:span></text:p>
      <text:p text:style-name="P17">Overlap: </text:p>
      <text:p text:style-name="P17">- Both of them are database searching method</text:p>
      <text:p text:style-name="P17">- They can make use of a query sequence, while a sequence profile is not compulsory</text:p>
      <text:p text:style-name="P17">- They align the query sequence with sequences in database</text:p>
      <text:p text:style-name="P17">Unique:</text:p>
      <text:p text:style-name="P17">- BLAST is a statistical method which evaluates the E value of each result</text:p>
      <text:p text:style-name="P17">- HMMER makes use of the probability model of hidden markov chain to detect distant homolog<text:span text:style-name="T8">s</text:span></text:p>
      <text:p text:style-name="P18">Advantages:</text:p>
      <text:p text:style-name="P18">- <text:span text:style-name="T9">BLAST strikes a good balance between sensitivity and speed, because it</text:span></text:p>
      <text:p text:style-name="P19">1) creates a short-hit scoring word list from query, and identify matches of these “words” from database</text:p>
      <text:p text:style-name="P19">2) makes local alignment</text:p>
      <text:p text:style-name="P19">3) evaluates the entire database using the same E value.</text:p>
      <text:p text:style-name="P19">- HMMER <text:span text:style-name="T10">is very sensitive in detecting distant homolog</text:span></text:p>
      <text:p text:style-name="P17"/>
      <text:p text:style-name="P10"/>
      <text:p text:style-name="P11">3. Characterize your genomes with BLAST using NCBI website</text:p>
      <text:p text:style-name="P11"><text:s text:c="4"/>a. What organisms genome belongs to?</text:p>
      <text:p text:style-name="P12"><text:span text:style-name="T3"><text:s text:c="4"/>- 3: </text:span>Bacteroides thetaiotaomicron strain 7330 <text:span text:style-name="T4">(</text:span>CP012937<text:span text:style-name="T4">)</text:span></text:p>
      <text:p text:style-name="P12"><text:s text:c="4"/>- <text:span text:style-name="T5">8: Dictyoglomus turgidum DSM 6724 (CP001251.1)</text:span></text:p>
      <text:p text:style-name="P12"><text:s text:c="4"/>- <text:span text:style-name="T5">9: Escherichia coli (HF572917)</text:span></text:p>
      <text:p text:style-name="P11"><text:s text:c="4"/>- 18: Synechocystis sp. (PCC6714)</text:p>
      <text:p text:style-name="P13"><text:s text:c="4"/>- <text:s/><text:span text:style-name="T4">30: Saccharomyces cerevisiae S288C (BK006943)</text:span></text:p>
      <text:p text:style-name="P13"><text:s text:c="4"/></text:p>
      <text:p text:style-name="P11"/>
      <text:p text:style-name="P11"><text:s text:c="4"/>b. How do the genomes differ (size, kingdom, number of genes)?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Genome</text:p>
          </table:table-cell>
          <table:table-cell table:style-name="Table2.A1" office:value-type="string">
            <text:p text:style-name="P2">Size / <text:span text:style-name="T6">bp</text:span></text:p>
          </table:table-cell>
          <table:table-cell table:style-name="Table2.A1" office:value-type="string">
            <text:p text:style-name="P2">Kingdom</text:p>
          </table:table-cell>
          <table:table-cell table:style-name="Table2.D1" office:value-type="string">
            <text:p text:style-name="P2">Number of genes</text:p>
          </table:table-cell>
        </table:table-row>
        <table:table-row>
          <table:table-cell table:style-name="Table2.A2" office:value-type="string">
            <text:p text:style-name="P2">B. the<text:span text:style-name="T6">taiotaomicron</text:span></text:p>
          </table:table-cell>
          <table:table-cell table:style-name="Table2.A2" office:value-type="string">
            <text:p text:style-name="P5">6487685</text:p>
          </table:table-cell>
          <table:table-cell table:style-name="Table2.A2" office:value-type="string">
            <text:p text:style-name="P5">Ba<text:span text:style-name="T7">c</text:span>teria</text:p>
          </table:table-cell>
          <table:table-cell table:style-name="Table2.D2" office:value-type="string">
            <text:p text:style-name="P6">5145</text:p>
          </table:table-cell>
        </table:table-row>
        <table:table-row>
          <table:table-cell table:style-name="Table2.A2" office:value-type="string">
            <text:p text:style-name="P3">D. turgidum</text:p>
          </table:table-cell>
          <table:table-cell table:style-name="Table2.A2" office:value-type="string">
            <text:p text:style-name="P5">1855560</text:p>
          </table:table-cell>
          <table:table-cell table:style-name="Table2.A2" office:value-type="string">
            <text:p text:style-name="P5">Bacteria</text:p>
          </table:table-cell>
          <table:table-cell table:style-name="Table2.D2" office:value-type="string">
            <text:p text:style-name="P6">1865</text:p>
          </table:table-cell>
        </table:table-row>
        <table:table-row>
          <table:table-cell table:style-name="Table2.A2" office:value-type="string">
            <text:p text:style-name="P3">E. coli</text:p>
          </table:table-cell>
          <table:table-cell table:style-name="Table2.A2" office:value-type="string">
            <text:p text:style-name="P4">5277676</text:p>
          </table:table-cell>
          <table:table-cell table:style-name="Table2.A2" office:value-type="string">
            <text:p text:style-name="P4">Bacteria</text:p>
          </table:table-cell>
          <table:table-cell table:style-name="Table2.D2" office:value-type="string">
            <text:p text:style-name="P7">5500</text:p>
          </table:table-cell>
        </table:table-row>
        <table:table-row>
          <table:table-cell table:style-name="Table2.A2" office:value-type="string">
            <text:p text:style-name="P3">Synechocystis sp.</text:p>
          </table:table-cell>
          <table:table-cell table:style-name="Table2.A2" office:value-type="string">
            <text:p text:style-name="P3">3485441</text:p>
          </table:table-cell>
          <table:table-cell table:style-name="Table2.A2" office:value-type="string">
            <text:p text:style-name="P3">Bacteria</text:p>
          </table:table-cell>
          <table:table-cell table:style-name="Table2.D2" office:value-type="string">
            <text:p text:style-name="P6">3504</text:p>
          </table:table-cell>
        </table:table-row>
        <table:table-row>
          <table:table-cell table:style-name="Table2.A2" office:value-type="string">
            <text:p text:style-name="P3">S. cerevisiae</text:p>
          </table:table-cell>
          <table:table-cell table:style-name="Table2.A2" office:value-type="string">
            <text:p text:style-name="P6">12.1571 M</text:p>
          </table:table-cell>
          <table:table-cell table:style-name="Table2.A2" office:value-type="string">
            <text:p text:style-name="P3">Fungi</text:p>
          </table:table-cell>
          <table:table-cell table:style-name="Table2.D2" office:value-type="string">
            <text:p text:style-name="P6">7445</text:p>
          </table:table-cell>
        </table:table-row>
      </table:table>
      <text:p text:style-name="P11"/>
      <text:p text:style-name="P11">c. Does anything interesting standing out?</text:p>
      <text:p text:style-name="P15">- <text:span text:style-name="T7">S. cerevisiae is the only eukaryotic genome in the list. It has the largest genome size and highest number of genes. However, the ratio of gene : genome size is the lowest, where the rest have the constant number of around 0.001.</text:span></text:p>
      <text:p text:style-name="P11">- <text:span text:style-name="T7">Besides nuclear DNA, some bacteria possess circular plasmid DNA which can be transferred between clones. For example, E.coli genome (no. 9) contains one chromosome DNA and 3 plasmid DNAs.</text:span></text:p>
      <text:p text:style-name="P18"/>
      <text:p text:style-name="P18"><text:soft-page-break/>d. Why aren’t we asking you to run HMMER in parallel?</text:p>
      <text:p text:style-name="P18"><text:span text:style-name="T10">The purpose of this practical is to find out the identity of five unknown genomes, therefore only the result with highest sequence identity and overlap will be considered. Indeed, t</text:span>he sequence identity of all 5 query genomes <text:span text:style-name="T10">turns out to be</text:span> very high (from 77% to 100%). It would be unnecessary to run HMMER, as it <text:span text:style-name="T10">looks for all the distant homolog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4:03:10.152696270</meta:creation-date>
    <dc:date>2017-05-03T10:19:54.200799361</dc:date>
    <meta:editing-duration>PT10M13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54" meta:word-count="391" meta:character-count="2336" meta:non-whitespace-character-count="1964"/>
  </office:meta>
</office:document-meta>
</file>